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vocat affaire familiale</text:p>
      <text:p text:style-name="Standard">avocat aide juridictionnelle</text:p>
      <text:p text:style-name="Standard">avocat divorce</text:p>
      <text:p text:style-name="Standard">avocat droit du travail</text:p>
      <text:p text:style-name="Standard">avocat droit de la famille</text:p>
      <text:p text:style-name="Standard">avocat en droit du travail</text:p>
      <text:p text:style-name="Standard">droit du travail</text:p>
      <text:p text:style-name="Standard">droit au chomage</text:p>
      <text:p text:style-name="Standard">droit bancaire</text:p>
      <text:p text:style-name="Standard">droit bancaire et financ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ouan Foucaud</meta:initial-creator>
    <meta:creation-date>2021-08-30T12:40:36.07</meta:creation-date>
    <meta:document-statistic meta:table-count="0" meta:image-count="0" meta:object-count="0" meta:page-count="1" meta:paragraph-count="10" meta:word-count="34" meta:character-count="214"/>
    <dc:date>2021-08-30T12:47:24.11</dc:date>
    <dc:creator>Elouan Foucaud</dc:creator>
    <meta:editing-duration>PT6M48S</meta:editing-duration>
    <meta:editing-cycles>1</meta:editing-cycles>
    <meta:generator>OpenOffice/4.1.7$Win32 OpenOffice.org_project/417m1$Build-9800</meta:generator>
  </office:meta>
</office:document-meta>
</file>